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ValueWrapBinding.doSave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ValueWrapBinding.CustomValueWrapBinding( char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ValueWrapBinding.CustomValueWrapBinding( char prefix , char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ValueWrapBinding.CustomValueWrap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ValueWrapBinding.doLoad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ustomValueWrapBinding.createBinding( Element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